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Standard">
      <style:text-properties style:font-name="Nimbus Mono L" officeooo:rsid="0007e423" officeooo:paragraph-rsid="0003946e" style:font-name-asian="Nimbus Mono L"/>
    </style:style>
    <style:style style:name="P2" style:family="paragraph" style:parent-style-name="Standard">
      <style:text-properties style:font-name="Nimbus Mono L" officeooo:rsid="0014c351" officeooo:paragraph-rsid="0003946e" style:font-name-asian="Nimbus Mono L"/>
    </style:style>
    <style:style style:name="P3" style:family="paragraph" style:parent-style-name="Preformatted_20_Text">
      <style:text-properties style:font-name="Nimbus Mono L" officeooo:rsid="0007e423" officeooo:paragraph-rsid="0003946e" style:font-name-asian="Nimbus Mono L"/>
    </style:style>
    <style:style style:name="P4" style:family="paragraph" style:parent-style-name="Preformatted_20_Text">
      <style:text-properties style:font-name="Nimbus Mono L" officeooo:rsid="0007e423" officeooo:paragraph-rsid="000b39a2" style:font-name-asian="Nimbus Mono L"/>
    </style:style>
    <style:style style:name="P5" style:family="paragraph" style:parent-style-name="Preformatted_20_Text">
      <style:text-properties style:font-name="Nimbus Mono L" officeooo:rsid="0007e423" officeooo:paragraph-rsid="000c96f5" style:font-name-asian="Nimbus Mono L"/>
    </style:style>
    <style:style style:name="P6" style:family="paragraph" style:parent-style-name="Preformatted_20_Text">
      <style:text-properties style:font-name="Nimbus Mono L" officeooo:rsid="0007e423" officeooo:paragraph-rsid="0015dbea" style:font-name-asian="Nimbus Mono L"/>
    </style:style>
    <style:style style:name="P7" style:family="paragraph" style:parent-style-name="Preformatted_20_Text">
      <style:text-properties style:font-name="Nimbus Mono L" officeooo:rsid="0007e423" officeooo:paragraph-rsid="001fda6b" style:font-name-asian="Nimbus Mono L"/>
    </style:style>
    <style:style style:name="P8" style:family="paragraph" style:parent-style-name="Preformatted_20_Text">
      <style:text-properties style:font-name="Nimbus Mono L" officeooo:rsid="0007e423" officeooo:paragraph-rsid="00258eb1" style:font-name-asian="Nimbus Mono L"/>
    </style:style>
    <style:style style:name="P9" style:family="paragraph" style:parent-style-name="Preformatted_20_Text">
      <style:text-properties style:font-name="Nimbus Mono L" officeooo:rsid="0007e423" officeooo:paragraph-rsid="0027bfc3" style:font-name-asian="Nimbus Mono L"/>
    </style:style>
    <style:style style:name="P10" style:family="paragraph" style:parent-style-name="Preformatted_20_Text">
      <style:text-properties style:font-name="Nimbus Mono L" officeooo:rsid="0007e423" officeooo:paragraph-rsid="00290c6d" style:font-name-asian="Nimbus Mono L"/>
    </style:style>
    <style:style style:name="P11" style:family="paragraph" style:parent-style-name="Preformatted_20_Text">
      <style:text-properties style:font-name="Nimbus Mono L" officeooo:rsid="0007e423" officeooo:paragraph-rsid="002ab483" style:font-name-asian="Nimbus Mono L"/>
    </style:style>
    <style:style style:name="P12" style:family="paragraph" style:parent-style-name="Preformatted_20_Text">
      <style:text-properties style:font-name="Nimbus Mono L" officeooo:rsid="0007e423" officeooo:paragraph-rsid="002e5951" style:font-name-asian="Nimbus Mono L"/>
    </style:style>
    <style:style style:name="P13" style:family="paragraph" style:parent-style-name="Preformatted_20_Text">
      <style:text-properties style:font-name="Nimbus Mono L" officeooo:rsid="0007e423" officeooo:paragraph-rsid="0031c663" style:font-name-asian="Nimbus Mono L"/>
    </style:style>
    <style:style style:name="P14" style:family="paragraph" style:parent-style-name="Preformatted_20_Text">
      <style:text-properties style:font-name="Nimbus Mono L" officeooo:rsid="0007e423" officeooo:paragraph-rsid="004874cc" style:font-name-asian="Nimbus Mono L"/>
    </style:style>
    <style:style style:name="P15" style:family="paragraph" style:parent-style-name="Preformatted_20_Text">
      <style:text-properties style:font-name="Nimbus Mono L" officeooo:rsid="0007e423" officeooo:paragraph-rsid="0049ee92" style:font-name-asian="Nimbus Mono L"/>
    </style:style>
    <style:style style:name="P16" style:family="paragraph" style:parent-style-name="Preformatted_20_Text">
      <style:text-properties style:font-name="Nimbus Mono L" officeooo:rsid="0007e423" officeooo:paragraph-rsid="0049f9ef" style:font-name-asian="Nimbus Mono L"/>
    </style:style>
    <style:style style:name="P17" style:family="paragraph" style:parent-style-name="Preformatted_20_Text">
      <style:text-properties style:font-name="Nimbus Mono L" officeooo:rsid="0007e423" officeooo:paragraph-rsid="004ccefe" style:font-name-asian="Nimbus Mono L"/>
    </style:style>
    <style:style style:name="P18" style:family="paragraph" style:parent-style-name="Preformatted_20_Text">
      <style:text-properties style:font-name="Nimbus Mono L" officeooo:rsid="0007e423" officeooo:paragraph-rsid="004dfb7f" style:font-name-asian="Nimbus Mono L"/>
    </style:style>
    <style:style style:name="P19" style:family="paragraph" style:parent-style-name="Preformatted_20_Text">
      <style:text-properties style:font-name="Nimbus Mono L" officeooo:rsid="0007e423" officeooo:paragraph-rsid="004f8b8c" style:font-name-asian="Nimbus Mono L"/>
    </style:style>
    <style:style style:name="P20" style:family="paragraph" style:parent-style-name="Preformatted_20_Text">
      <style:text-properties style:font-name="Nimbus Mono L" officeooo:rsid="0007e423" officeooo:paragraph-rsid="005250e0" style:font-name-asian="Nimbus Mono L"/>
    </style:style>
    <style:style style:name="P21" style:family="paragraph" style:parent-style-name="Preformatted_20_Text">
      <style:text-properties style:font-name="Nimbus Mono L" officeooo:rsid="0007e423" officeooo:paragraph-rsid="00536103" style:font-name-asian="Nimbus Mono L"/>
    </style:style>
    <style:style style:name="P22" style:family="paragraph" style:parent-style-name="Preformatted_20_Text">
      <style:text-properties style:font-name="Nimbus Mono L" officeooo:rsid="0007e423" officeooo:paragraph-rsid="005470ab" style:font-name-asian="Nimbus Mono L"/>
    </style:style>
    <style:style style:name="T1" style:family="text">
      <style:text-properties officeooo:rsid="001b00f3"/>
    </style:style>
    <style:style style:name="T2" style:family="text">
      <style:text-properties officeooo:rsid="001eb657"/>
    </style:style>
    <style:style style:name="T3" style:family="text">
      <style:text-properties officeooo:rsid="0009cd60"/>
    </style:style>
    <style:style style:name="T4" style:family="text">
      <style:text-properties officeooo:rsid="00566f4a"/>
    </style:style>
    <style:style style:name="T5" style:family="text">
      <style:text-properties officeooo:rsid="000b7483"/>
    </style:style>
    <style:style style:name="T6" style:family="text">
      <style:text-properties officeooo:rsid="000b39a2"/>
    </style:style>
    <style:style style:name="T7" style:family="text">
      <style:text-properties officeooo:rsid="000daf6c"/>
    </style:style>
    <style:style style:name="T8" style:family="text">
      <style:text-properties officeooo:rsid="001fda6b"/>
    </style:style>
    <style:style style:name="T9" style:family="text">
      <style:text-properties officeooo:rsid="004874cc"/>
    </style:style>
    <style:style style:name="T10" style:family="text">
      <style:text-properties fo:font-weight="bold" style:font-weight-asian="bold" style:font-weight-complex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作者：夏志丽 </text:p>
      <text:p text:style-name="P1">模块名:工作交接</text:p>
      <text:p text:style-name="P3"><text:tab/>导航下拉名_1:工作交接</text:p>
      <text:p text:style-name="P3"><text:tab/><text:tab/>导航名_1:<text:bookmark-start text:name="__DdeLink__1368_1114225884"/>交接<text:bookmark-end text:name="__DdeLink__1368_1114225884"/>资料</text:p>
      <text:p text:style-name="P3"><text:tab/><text:tab/><text:tab/>功能名字_1:列表 <text:s/>功能类型:网格 (有网格/树形/编辑可选)</text:p>
      <text:p text:style-name="P3"><text:tab/><text:tab/><text:tab/><text:tab/>字段名称_<text:span text:style-name="T2">1</text:span>:制度文件夹编号 <text:s text:c="9"/></text:p>
      <text:p text:style-name="P17"><text:tab/><text:tab/><text:tab/><text:tab/>字段名称_<text:span text:style-name="T2">2</text:span>:<text:bookmark-start text:name="__DdeLink__972_1826826792"/>制度<text:bookmark-end text:name="__DdeLink__972_1826826792"/>文件夹存储路径 <text:s text:c="6"/></text:p>
      <text:p text:style-name="P17"><text:tab/><text:tab/><text:tab/><text:tab/>字段名称_<text:span text:style-name="T3">3</text:span>:<text:bookmark-start text:name="__DdeLink__975_1826826792"/>经验<text:bookmark-end text:name="__DdeLink__975_1826826792"/>总结编号 <text:s text:c="11"/></text:p>
      <text:p text:style-name="P17"><text:tab/><text:tab/><text:tab/><text:tab/>字段名称_<text:span text:style-name="T3">4</text:span>:经验总结存储路径 <text:s text:c="12"/><text:span text:style-name="T10"><text:s/></text:span></text:p>
      <text:p text:style-name="P17"><text:tab/><text:tab/><text:tab/><text:tab/>字段名称_<text:span text:style-name="T4">5</text:span>:工作设计账号，密码文件名称<text:tab/> <text:s text:c="2"/><text:tab/><text:tab/></text:p>
      <text:p text:style-name="P17"><text:tab/><text:tab/><text:tab/><text:tab/>字段名称_<text:span text:style-name="T4">6</text:span>:账号，密码存储路径 <text:s text:c="8"/></text:p>
      <text:p text:style-name="P3"><text:tab/><text:tab/><text:tab/><text:tab/><text:tab/><text:tab/><text:tab/></text:p>
      <text:p text:style-name="P3"><text:tab/><text:tab/><text:tab/>功能名字_<text:span text:style-name="T1">2</text:span>:添加 <text:s/>功能类型:编辑 (有网格/树形/编辑可选)</text:p>
      <text:p text:style-name="P21"><text:tab/><text:tab/><text:tab/><text:tab/>字段名称_<text:span text:style-name="T2">1</text:span>:制度文件夹编号 <text:s text:c="14"/>文本 </text:p>
      <text:p text:style-name="P21"><text:tab/><text:tab/><text:tab/><text:tab/>字段名称_<text:span text:style-name="T2">2</text:span>:<text:bookmark-start text:name="__DdeLink__972_182682679221"/>制度<text:bookmark-end text:name="__DdeLink__972_182682679221"/>文件夹存储路径 <text:s text:c="11"/>文本</text:p>
      <text:p text:style-name="P21"><text:tab/><text:tab/><text:tab/><text:tab/>字段名称_<text:span text:style-name="T3">3</text:span>:<text:bookmark-start text:name="__DdeLink__975_182682679221"/>经验<text:bookmark-end text:name="__DdeLink__975_182682679221"/>总结编号 <text:s text:c="16"/>文本</text:p>
      <text:p text:style-name="P21"><text:tab/><text:tab/><text:tab/><text:tab/>字段名称_<text:span text:style-name="T3">4</text:span>:经验总结存储路径 <text:s text:c="12"/><text:span text:style-name="T10"><text:s/>文本</text:span></text:p>
      <text:p text:style-name="P21"><text:tab/><text:tab/><text:tab/><text:tab/>字段名称_<text:span text:style-name="T4">5</text:span>:工作设计账号，密码文件名称<text:tab/> 文本<text:tab/><text:tab/></text:p>
      <text:p text:style-name="P21"><text:tab/><text:tab/><text:tab/><text:tab/>字段名称_<text:span text:style-name="T4">6</text:span>:账号，密码存储路径 <text:s text:c="10"/>文本</text:p>
      <text:p text:style-name="P21"/>
      <text:p text:style-name="P4"><text:tab/><text:tab/><text:tab/>功能名字_<text:span text:style-name="T6">3</text:span>:编辑 <text:s/>功能类型:编辑 (有网格/树形/编辑可选)</text:p>
      <text:p text:style-name="P17"><text:tab/><text:tab/><text:tab/><text:tab/>字段名称_<text:span text:style-name="T2">1</text:span>:制度文件夹编号 <text:s text:c="14"/>文本 </text:p>
      <text:p text:style-name="P17"><text:tab/><text:tab/><text:tab/><text:tab/>字段名称_<text:span text:style-name="T2">2</text:span>:<text:bookmark-start text:name="__DdeLink__972_18268267922"/>制度<text:bookmark-end text:name="__DdeLink__972_18268267922"/>文件夹存储路径 <text:s text:c="11"/>文本</text:p>
      <text:p text:style-name="P17"><text:tab/><text:tab/><text:tab/><text:tab/>字段名称_<text:span text:style-name="T3">3</text:span>:<text:bookmark-start text:name="__DdeLink__975_18268267922"/>经验<text:bookmark-end text:name="__DdeLink__975_18268267922"/>总结编号 <text:s text:c="16"/>文本</text:p>
      <text:p text:style-name="P17"><text:tab/><text:tab/><text:tab/><text:tab/>字段名称_<text:span text:style-name="T3">4</text:span>:经验总结存储路径 <text:s text:c="12"/><text:span text:style-name="T10"><text:s/>文本</text:span></text:p>
      <text:p text:style-name="P17"><text:tab/><text:tab/><text:tab/><text:tab/>字段名称_<text:span text:style-name="T4">5</text:span>:工作设计账号，密码文件名称<text:tab/> 文本<text:tab/><text:tab/></text:p>
      <text:p text:style-name="P17"><text:tab/><text:tab/><text:tab/><text:tab/>字段名称_<text:span text:style-name="T4">6</text:span>:账号，密码存储路径 <text:s text:c="10"/>文本</text:p>
      <text:p text:style-name="P17"/>
      <text:p text:style-name="P4"><text:tab/><text:tab/><text:tab/>功能名字_<text:span text:style-name="T6">4</text:span>:删除 <text:s/>功能类型:</text:p>
      <text:p text:style-name="P4"><text:tab/><text:tab/><text:tab/>功能名字_<text:span text:style-name="T6">5</text:span>:上传 <text:s/>功能类型:</text:p>
      <text:p text:style-name="P4"><text:tab/><text:tab/><text:tab/>功能名字_<text:span text:style-name="T6">6</text:span>:下载 <text:s/>功能类型:</text:p>
      <text:p text:style-name="P4"/>
      <text:p text:style-name="P5"><text:tab/><text:tab/>导航名_<text:span text:style-name="T7">2</text:span>:任务交接</text:p>
      <text:p text:style-name="P5"><text:tab/><text:tab/><text:tab/>功能名字_1:列表 <text:s/>功能类型:网格 (有网格/树形/编辑可选)</text:p>
      <text:p text:style-name="P5"><text:tab/><text:tab/><text:tab/><text:tab/>字段名称_<text:span text:style-name="T2">1</text:span>:任务名称</text:p>
      <text:p text:style-name="P5"><text:tab/><text:tab/><text:tab/><text:tab/>字段名称_<text:span text:style-name="T2">2</text:span>:任务要求</text:p>
      <text:p text:style-name="P5"><text:tab/><text:tab/><text:tab/><text:tab/>字段名称_<text:span text:style-name="T3">3</text:span>:任务节点</text:p>
      <text:p text:style-name="P5"><text:tab/><text:tab/><text:tab/><text:tab/>字段名称_<text:span text:style-name="T3">4</text:span>:完成情况</text:p>
      <text:p text:style-name="P5"><text:tab/><text:tab/><text:tab/><text:tab/>字段名称_<text:span text:style-name="T4">5</text:span>:任务时间<text:tab/><text:tab/></text:p>
      <text:p text:style-name="P5"><text:tab/><text:tab/><text:tab/><text:tab/>字段名称_<text:span text:style-name="T4">6</text:span>:文件名称</text:p>
      <text:p text:style-name="P5"><text:tab/><text:tab/><text:tab/><text:tab/>字段名称_<text:span text:style-name="T4">7</text:span>:文件存储路径</text:p>
      <text:p text:style-name="P5"><text:tab/><text:tab/><text:tab/><text:tab/>字段名称_<text:span text:style-name="T4">8</text:span>:汇报对象</text:p>
      <text:p text:style-name="P5"><text:tab/><text:tab/><text:tab/><text:tab/>字段名称_<text:span text:style-name="T4">9</text:span>:任务来源路径</text:p>
      <text:p text:style-name="P5"><text:tab/><text:tab/><text:tab/><text:tab/><text:tab/><text:tab/><text:tab/></text:p>
      <text:p text:style-name="P5"><text:tab/><text:tab/><text:tab/>功能名字_<text:span text:style-name="T1">2</text:span>:添加 <text:s/>功能类型:编辑 (有网格/树形/编辑可选)</text:p>
      <text:p text:style-name="P19"><text:tab/><text:tab/><text:tab/><text:tab/>字段名称_<text:span text:style-name="T2">1</text:span>:任务名称 <text:s text:c="9"/>文本</text:p>
      <text:p text:style-name="P19"><text:tab/><text:tab/><text:tab/><text:tab/>字段名称_<text:span text:style-name="T2">2</text:span>:任务要求 <text:s text:c="9"/>文本</text:p>
      <text:p text:style-name="P19"><text:tab/><text:tab/><text:tab/><text:tab/>字段名称_<text:span text:style-name="T3">3</text:span>:任务节点 <text:s text:c="9"/>文本</text:p>
      <text:p text:style-name="P19"><text:tab/><text:tab/><text:tab/><text:tab/>字段名称_<text:span text:style-name="T3">4</text:span>:完成情况 <text:s text:c="9"/>文本</text:p>
      <text:p text:style-name="P18"><text:tab/><text:tab/><text:tab/><text:tab/>字段名称_<text:span text:style-name="T4">5</text:span>:任务时间<text:tab/> <text:s text:c="8"/>日期</text:p>
      <text:p text:style-name="P19"><text:tab/><text:tab/><text:tab/><text:tab/>字段名称_<text:span text:style-name="T4">6</text:span>:文件名称 <text:s text:c="9"/>文本</text:p>
      <text:p text:style-name="P19"><text:tab/><text:tab/><text:tab/><text:tab/>字段名称_<text:span text:style-name="T4">7</text:span>:文件存储路径 <text:s text:c="6"/><text:span text:style-name="T10">文本</text:span></text:p>
      <text:p text:style-name="P19"><text:tab/><text:tab/><text:tab/><text:tab/>字段名称_<text:span text:style-name="T4">8</text:span>:汇报对象 <text:s text:c="8"/><text:span text:style-name="T10"><text:s/>文本</text:span></text:p>
      <text:p text:style-name="P19"><text:tab/><text:tab/><text:tab/><text:tab/>字段名称_<text:span text:style-name="T4">9</text:span>:任务来源路径 <text:s text:c="6"/>文本</text:p>
      <text:p text:style-name="P18"/>
      <text:p text:style-name="P5"><text:tab/><text:tab/><text:tab/>功能名字_<text:span text:style-name="T6">3</text:span>:编辑 <text:s/>功能类型:编辑 (有网格/树形/编辑可选)</text:p>
      <text:p text:style-name="P20"><text:tab/><text:tab/><text:tab/><text:tab/>字段名称_<text:span text:style-name="T2">1</text:span>:任务名称 <text:s text:c="9"/>文本</text:p>
      <text:p text:style-name="P20"><text:tab/><text:tab/><text:tab/><text:tab/>字段名称_<text:span text:style-name="T2">2</text:span>:任务要求 <text:s text:c="9"/>文本</text:p>
      <text:p text:style-name="P20"><text:tab/><text:tab/><text:tab/><text:tab/>字段名称_<text:span text:style-name="T3">3</text:span>:任务节点 <text:s text:c="9"/>文本</text:p>
      <text:p text:style-name="P20"><text:tab/><text:tab/><text:tab/><text:tab/>字段名称_<text:span text:style-name="T3">4</text:span>:完成情况 <text:s text:c="9"/>文本</text:p>
      <text:p text:style-name="P20"><text:soft-page-break/><text:tab/><text:tab/><text:tab/><text:tab/>字段名称_<text:span text:style-name="T4">5</text:span>:任务时间<text:tab/> <text:s text:c="8"/>日期</text:p>
      <text:p text:style-name="P20"><text:tab/><text:tab/><text:tab/><text:tab/>字段名称_<text:span text:style-name="T4">6</text:span>:文件名称 <text:s text:c="9"/>文本</text:p>
      <text:p text:style-name="P20"><text:tab/><text:tab/><text:tab/><text:tab/>字段名称_<text:span text:style-name="T4">7</text:span>:文件存储路径 <text:s text:c="6"/><text:span text:style-name="T10">文本</text:span></text:p>
      <text:p text:style-name="P20"><text:tab/><text:tab/><text:tab/><text:tab/>字段名称_<text:span text:style-name="T4">8</text:span>:汇报对象 <text:s text:c="8"/><text:span text:style-name="T10"><text:s/>文本</text:span></text:p>
      <text:p text:style-name="P20"><text:tab/><text:tab/><text:tab/><text:tab/>字段名称_<text:span text:style-name="T4">9</text:span>:任务来源路径 <text:s text:c="6"/>文本</text:p>
      <text:p text:style-name="P20"/>
      <text:p text:style-name="P5"><text:tab/><text:tab/><text:tab/>功能名字_<text:span text:style-name="T6">4</text:span>:删除 <text:s/>功能类型:</text:p>
      <text:p text:style-name="P5"><text:tab/><text:tab/><text:tab/>功能名字_<text:span text:style-name="T6">5</text:span>:上传 <text:s/>功能类型:</text:p>
      <text:p text:style-name="P5"><text:tab/><text:tab/><text:tab/>功能名字_<text:span text:style-name="T6">6</text:span>:下载 <text:s/>功能类型:</text:p>
      <text:p text:style-name="P5"/>
      <text:p text:style-name="P5"><text:tab/><text:tab/>导航名_<text:span text:style-name="T7">3</text:span>:设备交接</text:p>
      <text:p text:style-name="P5"><text:tab/><text:tab/><text:tab/>功能名字_1:列表 <text:s/>功能类型:网格 (有网格/树形/编辑可选)</text:p>
      <text:p text:style-name="P5"><text:tab/><text:tab/><text:tab/><text:tab/>字段名称_<text:span text:style-name="T2">1</text:span>:设备编号 <text:s text:c="16"/></text:p>
      <text:p text:style-name="P5"><text:tab/><text:tab/><text:tab/><text:tab/>字段名称_<text:span text:style-name="T2">2</text:span>:设备名称 <text:s text:c="17"/></text:p>
      <text:p text:style-name="P5"><text:tab/><text:tab/><text:tab/><text:tab/>字段名称_<text:span text:style-name="T3">3</text:span>:关于设备使用的相关资料存储路径 <text:s text:c="3"/></text:p>
      <text:p text:style-name="P5"><text:tab/><text:tab/><text:tab/></text:p>
      <text:p text:style-name="P5"><text:tab/><text:tab/><text:tab/><text:tab/><text:tab/><text:tab/><text:tab/></text:p>
      <text:p text:style-name="P5"><text:tab/><text:tab/><text:tab/>功能名字_<text:span text:style-name="T1">2</text:span>:添加 <text:s/>功能类型:编辑 (有网格/树形/编辑可选)</text:p>
      <text:p text:style-name="P22"><text:tab/><text:tab/><text:tab/><text:tab/>字段名称_<text:span text:style-name="T2">1</text:span>:设备编号 <text:s text:c="16"/>文本</text:p>
      <text:p text:style-name="P22"><text:tab/><text:tab/><text:tab/><text:tab/>字段名称_<text:span text:style-name="T2">2</text:span>:设备名称 <text:s text:c="17"/>文本</text:p>
      <text:p text:style-name="P22"><text:tab/><text:tab/><text:tab/><text:tab/>字段名称_<text:span text:style-name="T3">3</text:span>:关于设备使用的相关资料存储路径 <text:s text:c="4"/>文本</text:p>
      <text:p text:style-name="P22"><text:tab/><text:tab/><text:tab/></text:p>
      <text:p text:style-name="P5"><text:tab/><text:tab/><text:tab/>功能名字_<text:span text:style-name="T6">3</text:span>:编辑 <text:s/>功能类型:编辑 (有网格/树形/编辑可选)</text:p>
      <text:p text:style-name="P22"><text:tab/><text:tab/><text:tab/><text:tab/>字段名称_<text:span text:style-name="T2">1</text:span>:设备编号 <text:s text:c="16"/>文本</text:p>
      <text:p text:style-name="P22"><text:tab/><text:tab/><text:tab/><text:tab/>字段名称_<text:span text:style-name="T2">2</text:span>:设备名称 <text:s text:c="17"/>文本</text:p>
      <text:p text:style-name="P22"><text:tab/><text:tab/><text:tab/><text:tab/>字段名称_<text:span text:style-name="T3">3</text:span>:关于设备使用的相关资料存储路径 <text:s text:c="4"/>文本</text:p>
      <text:p text:style-name="P22"><text:tab/><text:tab/><text:tab/></text:p>
      <text:p text:style-name="P5"><text:tab/><text:tab/><text:tab/>功能名字_<text:span text:style-name="T6">4</text:span>:删除 <text:s/>功能类型:</text:p>
      <text:p text:style-name="P5"><text:tab/><text:tab/><text:tab/>功能名字_<text:span text:style-name="T6">5</text:span>:上传 <text:s/>功能类型:</text:p>
      <text:p text:style-name="P5"><text:tab/><text:tab/><text:tab/>功能名字_<text:span text:style-name="T6">6</text:span>:下载 <text:s/>功能类型:</text:p>
      <text:p text:style-name="P5"><text:tab/><text:tab/></text:p>
      <text:p text:style-name="P5"><text:tab/><text:tab/>导航名_<text:span text:style-name="T7">4</text:span>:工作交接</text:p>
      <text:p text:style-name="P5"><text:tab/><text:tab/><text:tab/>功能名字_1:列表 <text:s/>功能类型:网格 (有网格/树形/编辑可选)</text:p>
      <text:p text:style-name="P5"><text:tab/><text:tab/><text:tab/><text:tab/>字段名称_<text:span text:style-name="T2">1</text:span>:工作交接开始时间</text:p>
      <text:p text:style-name="P5"><text:tab/><text:tab/><text:tab/><text:tab/>字段名称_<text:span text:style-name="T2">2</text:span>:工作交接结束时间</text:p>
      <text:p text:style-name="P5"><text:tab/><text:tab/><text:tab/><text:tab/>字段名称_<text:span text:style-name="T3">3</text:span>:所属模块/组别</text:p>
      <text:p text:style-name="P5"><text:tab/><text:tab/><text:tab/><text:tab/>字段名称_<text:span text:style-name="T3">4</text:span>:岗位</text:p>
      <text:p text:style-name="P5"><text:tab/><text:tab/><text:tab/><text:tab/>字段名称_<text:span text:style-name="T4">5</text:span>:工作交接原因<text:tab/><text:tab/><text:tab/></text:p>
      <text:p text:style-name="P5"><text:tab/><text:tab/><text:tab/><text:tab/>字段名称_<text:span text:style-name="T4">6</text:span>:工作范围</text:p>
      <text:p text:style-name="P5"><text:tab/><text:tab/><text:tab/><text:tab/>字段名称_<text:span text:style-name="T4">7</text:span>:工作目的</text:p>
      <text:p text:style-name="P5"><text:tab/><text:tab/><text:tab/><text:tab/>字段名称_<text:span text:style-name="T4">8</text:span>:工作权限</text:p>
      <text:p text:style-name="P15"><text:tab/><text:tab/><text:tab/><text:tab/>字段名称_<text:span text:style-name="T4">9</text:span>:交接人 <text:s text:c="10"/></text:p>
      <text:p text:style-name="P15"><text:tab/><text:tab/><text:tab/><text:tab/>字段名称_<text:span text:style-name="T9">10</text:span>:交接人确认 <text:s text:c="6"/></text:p>
      <text:p text:style-name="P15"><text:tab/><text:tab/><text:tab/><text:tab/>字段名称_<text:span text:style-name="T9">11</text:span>:接手人 <text:s text:c="9"/></text:p>
      <text:p text:style-name="P15"><text:tab/><text:tab/><text:tab/><text:tab/>字段名称_<text:span text:style-name="T5">12</text:span>:接手人确认 <text:s text:c="7"/></text:p>
      <text:p text:style-name="P15"><text:tab/><text:tab/><text:tab/><text:tab/>字段名称_<text:span text:style-name="T5">13</text:span>:<text:bookmark-start text:name="__DdeLink__1370_11142258843111"/>负责<text:bookmark-end text:name="__DdeLink__1370_11142258843111"/>人 <text:s text:c="10"/></text:p>
      <text:p text:style-name="P15"><text:tab/><text:tab/><text:tab/><text:tab/>字段名称_<text:span text:style-name="T5">14</text:span>:<text:bookmark-start text:name="__DdeLink__1370_1114225884312"/>负责<text:bookmark-end text:name="__DdeLink__1370_1114225884312"/>人审核确认 <text:s text:c="5"/></text:p>
      <text:p text:style-name="P5"><text:tab/><text:tab/><text:tab/><text:tab/></text:p>
      <text:p text:style-name="P5"><text:tab/><text:tab/><text:tab/><text:tab/><text:tab/><text:tab/><text:tab/></text:p>
      <text:p text:style-name="P5"><text:tab/><text:tab/><text:tab/>功能名字_<text:span text:style-name="T1">2</text:span>:添加 <text:s/>功能类型:编辑 (有网格/树形/编辑可选)</text:p>
      <text:p text:style-name="P6"><text:tab/><text:tab/><text:tab/><text:tab/>字段名称_<text:span text:style-name="T2">1</text:span>:工作交接开始时间 <text:s text:c="5"/>日期框 <text:s/>必填</text:p>
      <text:p text:style-name="P6"><text:tab/><text:tab/><text:tab/><text:tab/>字段名称_<text:span text:style-name="T2">2</text:span>:工作交接结束时间 <text:s text:c="5"/>日期框 必填</text:p>
      <text:p text:style-name="P6"><text:tab/><text:tab/><text:tab/><text:tab/>字段名称_<text:span text:style-name="T3">3</text:span>:所属模块/组别 <text:s text:c="8"/>文本 必填</text:p>
      <text:p text:style-name="P13"><text:tab/><text:tab/><text:tab/><text:tab/>字段名称_<text:span text:style-name="T3">4</text:span>:岗位 <text:s text:c="16"/>手填下拉（数据通信工程师，总经理，嵌入式工程师，核心网工程师，商务助理，项目经理，人事助理，规划助理，技术工程师，PHP工程师，工效模块负责人，网优规划工程师，人员素养模块负责人，福利模块负责人，综合素养模块助理，战略小组模块负责人，商务轮值人，规划模块负责人，软件工程师，商务模块负责人，福利模块助理，预算模块负责人，数据分析师，资金模块负责人，项目模块负责人，账务模块负责人，战略规划员，综合资源部轮值人，会计助理，技术经理，运营商务部轮值人，UI设计师，前端开发工程师） <text:s text:c="3"/>必填</text:p>
      <text:p text:style-name="P6"><text:soft-page-break/><text:tab/><text:tab/><text:tab/><text:tab/>字段名称_<text:span text:style-name="T4">5</text:span>:工作交接原因 <text:s text:c="4"/>下拉（入职，离职，岗位轮换，请假，人员调动）<text:tab/><text:tab/><text:tab/>必填</text:p>
      <text:p text:style-name="P6"><text:tab/><text:tab/><text:tab/><text:tab/>字段名称_<text:span text:style-name="T4">6</text:span>:工作范围 <text:s text:c="8"/>大文本 <text:s/>必填</text:p>
      <text:p text:style-name="P6"><text:tab/><text:tab/><text:tab/><text:tab/>字段名称_<text:span text:style-name="T4">7</text:span>:工作目的 <text:s text:c="8"/>大文本 必填</text:p>
      <text:p text:style-name="P6"><text:tab/><text:tab/><text:tab/><text:tab/>字段名称_<text:span text:style-name="T4">8</text:span>:工作权限 <text:s text:c="4"/>下拉（制作，审核，汇总，跟进，协助，协调）必填</text:p>
      <text:p text:style-name="P14"><text:tab/><text:tab/><text:tab/><text:tab/>字段名称_<text:span text:style-name="T4">9</text:span>:交接人 <text:s text:c="10"/>文本 必填</text:p>
      <text:p text:style-name="P6"><text:tab/><text:tab/><text:tab/><text:tab/>字段名称_<text:span text:style-name="T9">10</text:span>:交接人确认 <text:s text:c="6"/>下拉（是/否）</text:p>
      <text:p text:style-name="P14"><text:tab/><text:tab/><text:tab/><text:tab/>字段名称_<text:span text:style-name="T9">11</text:span>:接手人 <text:s text:c="9"/>文本 必填</text:p>
      <text:p text:style-name="P6"><text:tab/><text:tab/><text:tab/><text:tab/>字段名称_<text:span text:style-name="T5">12</text:span>:接手人确认 <text:s text:c="7"/>下拉（是/否）</text:p>
      <text:p text:style-name="P14"><text:tab/><text:tab/><text:tab/><text:tab/>字段名称_<text:span text:style-name="T5">13</text:span>:<text:bookmark-start text:name="__DdeLink__1370_1114225884311"/>负责<text:bookmark-end text:name="__DdeLink__1370_1114225884311"/>人 <text:s text:c="10"/>文本 必填</text:p>
      <text:p text:style-name="P6"><text:tab/><text:tab/><text:tab/><text:tab/>字段名称_<text:span text:style-name="T5">14</text:span>:<text:bookmark-start text:name="__DdeLink__1370_111422588431"/>负责<text:bookmark-end text:name="__DdeLink__1370_111422588431"/>人审核确认 <text:s text:c="6"/>下拉（是/否）</text:p>
      <text:p text:style-name="P6"/>
      <text:p text:style-name="P5"><text:tab/><text:tab/><text:tab/>功能名字_<text:span text:style-name="T6">3</text:span>:编辑 <text:s/>功能类型:编辑 (有网格/树形/编辑可选)</text:p>
      <text:p text:style-name="P16"><text:tab/><text:tab/><text:tab/><text:tab/>字段名称_<text:span text:style-name="T2">1</text:span>:工作交接开始时间 <text:s text:c="5"/>日期框 <text:s/>必填</text:p>
      <text:p text:style-name="P16"><text:tab/><text:tab/><text:tab/><text:tab/>字段名称_<text:span text:style-name="T2">2</text:span>:工作交接结束时间 <text:s text:c="5"/>日期框 必填</text:p>
      <text:p text:style-name="P16"><text:tab/><text:tab/><text:tab/><text:tab/>字段名称_<text:span text:style-name="T3">3</text:span>:所属模块/组别 <text:s text:c="8"/>文本 必填</text:p>
      <text:p text:style-name="P16"><text:tab/><text:tab/><text:tab/><text:tab/>字段名称_<text:span text:style-name="T3">4</text:span>:岗位 <text:s text:c="16"/>手填下拉（数据通信工程师，总经理，嵌入式工程师，核心网工程师，商务助理，项目经理，人事助理，规划助理，技术工程师，PHP工程师，工效模块负责人，网优规划工程师，人员素养模块负责人，福利模块负责人，综合素养模块助理，战略小组模块负责人，商务轮值人，规划模块负责人，软件工程师，商务模块负责人，福利模块助理，预算模块负责人，数据分析师，资金模块负责人，项目模块负责人，账务模块负责人，战略规划员，综合资源部轮值人，会计助理，技术经理，运营商务部轮值人，UI设计师，前端开发工程师） <text:s text:c="3"/>必填</text:p>
      <text:p text:style-name="P16"><text:tab/><text:tab/><text:tab/><text:tab/>字段名称_<text:span text:style-name="T4">5</text:span>:工作交接原因 <text:s text:c="4"/>下拉（入职，离职，岗位轮换，请假，人员调动）<text:tab/><text:tab/><text:tab/>必填</text:p>
      <text:p text:style-name="P16"><text:tab/><text:tab/><text:tab/><text:tab/>字段名称_<text:span text:style-name="T4">6</text:span>:工作范围 <text:s text:c="8"/>大文本 <text:s/>必填</text:p>
      <text:p text:style-name="P16"><text:tab/><text:tab/><text:tab/><text:tab/>字段名称_<text:span text:style-name="T4">7</text:span>:工作目的 <text:s text:c="8"/>大文本 必填</text:p>
      <text:p text:style-name="P16"><text:tab/><text:tab/><text:tab/><text:tab/>字段名称_<text:span text:style-name="T4">8</text:span>:工作权限 <text:s text:c="4"/>下拉（制作，审核，汇总，跟进，协助，协调）必填</text:p>
      <text:p text:style-name="P16"><text:tab/><text:tab/><text:tab/><text:tab/>字段名称_<text:span text:style-name="T4">9</text:span>:交接人 <text:s text:c="10"/>文本 必填</text:p>
      <text:p text:style-name="P16"><text:tab/><text:tab/><text:tab/><text:tab/>字段名称_<text:span text:style-name="T9">10</text:span>:交接人确认 <text:s text:c="6"/>下拉（是/否）</text:p>
      <text:p text:style-name="P16"><text:tab/><text:tab/><text:tab/><text:tab/>字段名称_<text:span text:style-name="T9">11</text:span>:接手人 <text:s text:c="9"/>文本 必填</text:p>
      <text:p text:style-name="P16"><text:tab/><text:tab/><text:tab/><text:tab/>字段名称_<text:span text:style-name="T5">12</text:span>:接手人确认 <text:s text:c="7"/>下拉（是/否）</text:p>
      <text:p text:style-name="P16"><text:tab/><text:tab/><text:tab/><text:tab/>字段名称_<text:span text:style-name="T5">13</text:span>:<text:bookmark-start text:name="__DdeLink__1370_11142258843112"/>负责<text:bookmark-end text:name="__DdeLink__1370_11142258843112"/>人 <text:s text:c="10"/>文本 必填</text:p>
      <text:p text:style-name="P16"><text:tab/><text:tab/><text:tab/><text:tab/>字段名称_<text:span text:style-name="T5">14</text:span>:<text:bookmark-start text:name="__DdeLink__1370_1114225884313"/>负责<text:bookmark-end text:name="__DdeLink__1370_1114225884313"/>人审核确认 <text:s text:c="6"/>下拉（是/否）</text:p>
      <text:p text:style-name="P16"/>
      <text:p text:style-name="P5"><text:tab/><text:tab/><text:tab/>功能名字_<text:span text:style-name="T6">4</text:span>:删除 <text:s/>功能类型:</text:p>
      <text:p text:style-name="P5"><text:tab/><text:tab/><text:tab/></text:p>
      <text:p text:style-name="P5"/>
      <text:p text:style-name="P5"><text:tab/><text:tab/>导航名_<text:span text:style-name="T7">5</text:span>:工作交接时间规范</text:p>
      <text:p text:style-name="P5"><text:tab/><text:tab/><text:tab/>功能名字_1:列表 <text:s/>功能类型:网格 (有网格/树形/编辑可选)</text:p>
      <text:p text:style-name="P11"><text:tab/><text:tab/><text:tab/><text:tab/>字段名称_<text:span text:style-name="T2">1</text:span>:工作交接原因</text:p>
      <text:p text:style-name="P5"><text:tab/><text:tab/><text:tab/><text:tab/>字段名称_<text:span text:style-name="T2">2</text:span>:交接流程</text:p>
      <text:p text:style-name="P5"><text:tab/><text:tab/><text:tab/><text:tab/>字段名称_<text:span text:style-name="T3">3</text:span>:对象</text:p>
      <text:p text:style-name="P5"><text:tab/><text:tab/><text:tab/><text:tab/>字段名称_<text:span text:style-name="T3">4</text:span>:交接时间</text:p>
      <text:p text:style-name="P5"><text:tab/><text:tab/><text:tab/></text:p>
      <text:p text:style-name="P5"><text:tab/><text:tab/><text:tab/><text:tab/><text:tab/><text:tab/><text:tab/></text:p>
      <text:p text:style-name="P5"><text:tab/><text:tab/><text:tab/>功能名字_<text:span text:style-name="T1">2</text:span>:添加 <text:s/>功能类型:编辑 (有网格/树形/编辑可选)</text:p>
      <text:p text:style-name="P10"><text:tab/><text:tab/><text:tab/><text:tab/>字段名称_<text:span text:style-name="T2">1</text:span>:工作交接原因 <text:s text:c="6"/>文本</text:p>
      <text:p text:style-name="P10"><text:tab/><text:tab/><text:tab/><text:tab/>字段名称_<text:span text:style-name="T2">2</text:span>:交接流程 <text:s text:c="9"/>大文本</text:p>
      <text:p text:style-name="P10"><text:tab/><text:tab/><text:tab/><text:tab/>字段名称_<text:span text:style-name="T3">3</text:span>:对象 <text:s text:c="12"/>下拉（交接者，被交接者）</text:p>
      <text:p text:style-name="P10"><text:tab/><text:tab/><text:tab/><text:tab/>字段名称_<text:span text:style-name="T3">4</text:span>:交接时间 <text:s text:c="9"/>文本</text:p>
      <text:p text:style-name="P10"/>
      <text:p text:style-name="P5"><text:tab/><text:tab/><text:tab/>功能名字_<text:span text:style-name="T6">3</text:span>:编辑 <text:s/>功能类型:编辑 (有网格/树形/编辑可选)</text:p>
      <text:p text:style-name="P12"><text:tab/><text:tab/><text:tab/><text:tab/>字段名称_<text:span text:style-name="T2">1</text:span>:工作交接原因 <text:s text:c="6"/>文本</text:p>
      <text:p text:style-name="P12"><text:tab/><text:tab/><text:tab/><text:tab/>字段名称_<text:span text:style-name="T2">2</text:span>:交接流程 <text:s text:c="9"/>大文本</text:p>
      <text:p text:style-name="P12"><text:tab/><text:tab/><text:tab/><text:tab/>字段名称_<text:span text:style-name="T3">3</text:span>:对象 <text:s text:c="12"/>下拉（交接者，被交接者）</text:p>
      <text:p text:style-name="P12"><text:tab/><text:tab/><text:tab/><text:tab/>字段名称_<text:span text:style-name="T3">4</text:span>:交接时间 <text:s text:c="9"/>文本</text:p>
      <text:p text:style-name="P12"/>
      <text:p text:style-name="P5"><text:tab/><text:tab/><text:tab/>功能名字_<text:span text:style-name="T6">4</text:span>:删除 <text:s/>功能类型:</text:p>
      <text:p text:style-name="P5"><text:soft-page-break/><text:tab/><text:tab/><text:tab/></text:p>
      <text:p text:style-name="P5"/>
      <text:p text:style-name="P7"><text:tab/><text:tab/>导航名_<text:span text:style-name="T8">6</text:span>:工作交接责任义务</text:p>
      <text:p text:style-name="P7"><text:tab/><text:tab/><text:tab/>功能名字_1:列表 <text:s/>功能类型:网格 (有网格/树形/编辑可选)</text:p>
      <text:p text:style-name="P7"><text:tab/><text:tab/><text:tab/><text:tab/>字段名称_<text:span text:style-name="T2">1</text:span>:对象</text:p>
      <text:p text:style-name="P7"><text:tab/><text:tab/><text:tab/><text:tab/>字段名称_<text:span text:style-name="T2">2</text:span>:责任与义务</text:p>
      <text:p text:style-name="P7"><text:tab/><text:tab/><text:tab/><text:tab/><text:tab/><text:tab/><text:tab/></text:p>
      <text:p text:style-name="P7"><text:tab/><text:tab/><text:tab/>功能名字_<text:span text:style-name="T1">2</text:span>:添加 <text:s/>功能类型:编辑 (有网格/树形/编辑可选)</text:p>
      <text:p text:style-name="P8"><text:tab/><text:tab/><text:tab/><text:tab/>字段名称_<text:span text:style-name="T2">1</text:span>:对象 <text:s text:c="7"/>下拉（交接者，被交接者）</text:p>
      <text:p text:style-name="P8"><text:tab/><text:tab/><text:tab/><text:tab/>字段名称_<text:span text:style-name="T2">2</text:span>:责任与义务 <text:s text:c="2"/>大文本</text:p>
      <text:p text:style-name="P8"/>
      <text:p text:style-name="P7"><text:tab/><text:tab/><text:tab/>功能名字_<text:span text:style-name="T6">3</text:span>:编辑 <text:s/>功能类型:编辑 (有网格/树形/编辑可选)</text:p>
      <text:p text:style-name="P9"><text:tab/><text:tab/><text:tab/><text:tab/>字段名称_<text:span text:style-name="T2">1</text:span>:对象 <text:s text:c="7"/>下拉（交接者，被交接者）</text:p>
      <text:p text:style-name="P9"><text:tab/><text:tab/><text:tab/><text:tab/>字段名称_<text:span text:style-name="T2">2</text:span>:责任与义务 <text:s text:c="2"/>大文本</text:p>
      <text:p text:style-name="P9"/>
      <text:p text:style-name="P7"><text:tab/><text:tab/><text:tab/>功能名字_<text:span text:style-name="T6">4</text:span>:删除 <text:s/>功能类型:</text:p>
      <text:p text:style-name="P7"><text:tab/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Nimbus Mono L" svg:font-family="'Nimbus Mono L'" style:font-pitch="fixed"/>
    <style:font-face style:name="Liberation Mono" svg:font-family="'Liberation Mono'" style:font-family-generic="modern" style:font-pitch="fixed"/>
    <style:font-face style:name="Nimbus Mono L1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1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29T10:48:31.573588791</meta:creation-date>
    <dc:date>2017-04-29T14:52:10.631683595</dc:date>
    <meta:editing-duration>PT3H34M53S</meta:editing-duration>
    <meta:editing-cycles>71</meta:editing-cycles>
    <meta:generator>LibreOffice/5.2.6.1$Linux_X86_64 LibreOffice_project/20$Build-1</meta:generator>
    <meta:document-statistic meta:table-count="0" meta:image-count="0" meta:object-count="0" meta:page-count="4" meta:paragraph-count="168" meta:word-count="2723" meta:character-count="4680" meta:non-whitespace-character-count="3046"/>
  </office:meta>
</office:document-meta>
</file>